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draw:marker-start-width="0.276cm" draw:marker-end-width="0.276cm" draw:fill="none" draw:fill-color="#99cc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0084d1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234cm" svg:height="2.234cm" svg:x="0.153cm" svg:y="0.12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" draw:text-style-name="P1" draw:layer="layout" svg:x1="0.727cm" svg:y1="0.107cm" svg:x2="0.727cm" svg:y2="1.785cm">
          <text:p/>
        </draw:line>
        <draw:line draw:style-name="gr2" draw:text-style-name="P1" draw:layer="layout" svg:x1="0.153cm" svg:y1="2.363cm" svg:x2="0.73cm" svg:y2="1.785cm">
          <text:p/>
        </draw:line>
        <draw:line draw:style-name="gr2" draw:text-style-name="P1" draw:layer="layout" svg:x1="2.387cm" svg:y1="1.788cm" svg:x2="0.705cm" svg:y2="1.7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4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iddhartha Chaudhuri</meta:initial-creator>
    <meta:creation-date>2010-10-02T18:17:35</meta:creation-date>
    <dc:date>2010-10-02T18:39:38</dc:date>
    <dc:creator>Siddhartha Chaudhuri</dc:creator>
    <meta:editing-duration>PT00H07M06S</meta:editing-duration>
    <meta:editing-cycles>7</meta:editing-cycles>
    <meta:generator>OpenOffice.org/3.2$Unix OpenOffice.org_project/320m12$Build-9483</meta:generator>
    <meta:document-statistic meta:object-count="4"/>
  </office:meta>
</office:document-meta>
</file>